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212cm" fo:margin-bottom="0cm"/>
    </style:style>
    <style:style style:name="P2" style:family="paragraph" style:parent-style-name="Standard">
      <style:paragraph-properties fo:margin-top="0.176cm" fo:margin-bottom="0cm" fo:line-height="100%" fo:text-align="start" style:justify-single-word="false"/>
      <style:text-properties fo:language="es" fo:country="ES" style:font-name-asian="Times New Roman1" style:language-asian="es" style:country-asian="ES" style:font-name-complex="Times New Roman1" style:font-size-complex="12pt"/>
    </style:style>
    <style:style style:name="P3" style:family="paragraph" style:parent-style-name="Standard">
      <style:paragraph-properties fo:margin-top="0.176cm" fo:margin-bottom="0cm" fo:line-height="100%" fo:text-align="start" style:justify-single-word="false">
        <style:tab-stops/>
      </style:paragraph-properties>
      <style:text-properties fo:language="es" fo:country="ES" style:font-name-asian="Times New Roman1" style:language-asian="es" style:country-asian="ES" style:font-name-complex="Times New Roman1" style:font-size-complex="12pt"/>
    </style:style>
    <style:style style:name="P4" style:family="paragraph" style:parent-style-name="Standard">
      <style:paragraph-properties fo:margin-left="2cm" fo:margin-right="0cm" fo:margin-top="0cm" fo:margin-bottom="0cm" fo:line-height="100%" fo:text-align="start" style:justify-single-word="false" fo:text-indent="0cm" style:auto-text-indent="false"/>
      <style:text-properties fo:language="es" fo:country="ES" style:font-name-asian="Times New Roman1" style:language-asian="es" style:country-asian="ES" style:font-name-complex="Times New Roman1" style:font-size-complex="12pt"/>
    </style:style>
    <style:style style:name="P5" style:family="paragraph" style:parent-style-name="Standard">
      <style:paragraph-properties fo:margin-top="0cm" fo:margin-bottom="0cm" fo:line-height="100%" fo:text-align="start" style:justify-single-word="false"/>
      <style:text-properties fo:language="es" fo:country="ES" style:font-name-asian="Times New Roman1" style:language-asian="es" style:country-asian="ES" style:font-name-complex="Times New Roman1" style:font-size-complex="12pt"/>
    </style:style>
    <style:style style:name="P6" style:family="paragraph" style:parent-style-name="Standard" style:list-style-name="WWNum1">
      <style:paragraph-properties fo:margin-top="0.176cm" fo:margin-bottom="0cm" fo:line-height="100%" fo:text-align="start" style:justify-single-word="false"/>
      <style:text-properties fo:language="es" fo:country="ES" style:font-name-asian="Times New Roman1" style:language-asian="es" style:country-asian="ES" style:font-name-complex="Times New Roman1" style:font-size-complex="12pt"/>
    </style:style>
    <style:style style:name="P7" style:family="paragraph" style:parent-style-name="Standard" style:list-style-name="WWNum2">
      <style:paragraph-properties fo:margin-top="0.176cm" fo:margin-bottom="0cm" fo:line-height="100%" fo:text-align="start" style:justify-single-word="false"/>
      <style:text-properties fo:language="es" fo:country="ES" style:font-name-asian="Times New Roman1" style:language-asian="es" style:country-asian="ES" style:font-name-complex="Times New Roman1" style:font-size-complex="12pt"/>
    </style:style>
    <style:style style:name="P8" style:family="paragraph" style:parent-style-name="Standard">
      <style:paragraph-properties fo:margin-left="2cm" fo:margin-right="0cm" fo:margin-top="0cm" fo:margin-bottom="0cm" fo:line-height="100%" fo:text-align="start" style:justify-single-word="false" fo:text-indent="0cm" style:auto-text-indent="false"/>
      <style:text-properties fo:language="es" fo:country="ES" style:font-name-asian="Times New Roman1" style:language-asian="es" style:country-asian="ES" style:font-name-complex="Times New Roman1" style:font-size-complex="12pt"/>
    </style:style>
    <style:style style:name="P9" style:family="paragraph" style:parent-style-name="Standard" style:list-style-name="WWNum1">
      <style:paragraph-properties fo:margin-top="0cm" fo:margin-bottom="0cm" fo:line-height="100%" fo:text-align="start" style:justify-single-word="false"/>
      <style:text-properties fo:language="es" fo:country="ES" style:font-name-asian="Times New Roman1" style:language-asian="es" style:country-asian="ES" style:font-name-complex="Times New Roman1" style:font-size-complex="12pt"/>
    </style:style>
    <style:style style:name="P10" style:family="paragraph" style:parent-style-name="Standard" style:master-page-name="Standard">
      <style:paragraph-properties style:page-number="auto"/>
    </style:style>
    <style:style style:name="P11" style:family="paragraph" style:parent-style-name="Standard" style:list-style-name="WWNum1">
      <style:paragraph-properties fo:margin-left="0cm" fo:margin-right="0cm" fo:margin-top="0.176cm" fo:margin-bottom="0cm" fo:line-height="100%" fo:text-align="start" style:justify-single-word="false" fo:text-indent="0cm" style:auto-text-indent="false">
        <style:tab-stops/>
      </style:paragraph-properties>
      <style:text-properties fo:language="es" fo:country="ES" style:font-name-asian="Times New Roman1" style:language-asian="es" style:country-asian="ES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UD2 INSTALACIÓN Y USO DE ENTORNOS DE DESARROLLO.</text:p>
      <text:list xml:id="list4834825164017141542" text:style-name="WWNum1">
        <text:list-item>
          <text:p text:style-name="P6">Concepto de entorno de desarrollo. Evolución histórica. </text:p>
          <text:list>
            <text:list-item>
              <text:list>
                <text:list-item>
                  <text:list>
                    <text:list-header>
                      <text:p text:style-name="P11"><text:s text:c="7"/>IDE es el acrónimo de <text:s/>Integrated Development Environment, y es una aplicación para facilitar la tarea del programador y mejorar el rendimiento del desarrollo de aplicaciones. Inicialmente era un procesador de texto, con ayuda para depurar el código, pero han evolucionado para integrar todas las funciones actuales.</text:p>
                      <text:p text:style-name="P11"/>
                    </text:list-header>
                  </text:list>
                </text:list-item>
              </text:list>
            </text:list-item>
          </text:list>
        </text:list-item>
        <text:list-item>
          <text:p text:style-name="P6">Componentes de un entorno de desarrollo.</text:p>
          <text:p text:style-name="P6">2.1 Editor. Permite escribir el código fuente del programa y tiene ayudas visuales.</text:p>
          <text:p text:style-name="P6">2.2 Compilador. Traduce el código fuente a lenguaje máquina.</text:p>
          <text:p text:style-name="P6">2.3 Intérprete. Traduce <text:s/>a medida que se van ejecutando las instrucciones, teniendo en cuenta las variables de entrada.</text:p>
          <text:p text:style-name="P6">2.4 Depurador (Debugger). Depura y limpia los errores del código fuente.</text:p>
          <text:p text:style-name="P6">2.5 Constructos de interfaces gráficas. Permite construir interfaces gráficas de forma sencilla.</text:p>
          <text:p text:style-name="P6">2.6 Control de versiones. Herramienta para gestionar las versiones de la aplicación.</text:p>
          <text:p text:style-name="P6"/>
        </text:list-item>
        <text:list-item>
          <text:p text:style-name="P9">Instalación de entornos integrados de desarrollo. </text:p>
        </text:list-item>
      </text:list>
      <text:p text:style-name="P4">3.1.-Instalación de JDK.</text:p>
      <text:p text:style-name="P4">3.2.-Instalación de NetBeans.</text:p>
      <text:p text:style-name="P4">3.3.- Instalación de Eclipse</text:p>
      <text:p text:style-name="P4"/>
      <text:list xml:id="list30440435" text:continue-numbering="true" text:style-name="WWNum1">
        <text:list-item>
          <text:p text:style-name="P9">Configuración y personalización de entornos de desarrollo.</text:p>
        </text:list-item>
        <text:list-item>
          <text:p text:style-name="P9">Gestión de módulos. </text:p>
        </text:list-item>
      </text:list>
      <text:p text:style-name="P4">7.1.- Añadir.</text:p>
      <text:p text:style-name="P4">7.2.- Eliminar.</text:p>
      <text:p text:style-name="P4">7.3.- Funcionalidades.</text:p>
      <text:p text:style-name="P4">7.4.- Herramientas concretas.</text:p>
      <text:list xml:id="list30447947" text:continue-numbering="true" text:style-name="WWNum1">
        <text:list-item>
          <text:p text:style-name="P9">Uso básico de entornos de desarrollo. </text:p>
        </text:list-item>
      </text:list>
      <text:p text:style-name="P4">8.1.- Edición de programas.</text:p>
      <text:p text:style-name="P4">8.2.- Generación de ejecutables.</text:p>
      <text:list xml:id="list30461005" text:continue-numbering="true" text:style-name="WWNum1">
        <text:list-item>
          <text:p text:style-name="P9">Actualización y mantenimiento de entornos de desarrollo.</text:p>
        </text:list-item>
      </text:list>
      <text:p text:style-name="P1"/>
      <text:p text:style-name="P1">OBJETIVOS:</text:p>
      <text:list xml:id="list2946075152437408020" text:style-name="WWNum2">
        <text:list-item>
          <text:p text:style-name="P7">Instalar y configurar módulos y complementos, evaluando su funcionalidad, para gestionar entornos de desarrollo.</text:p>
        </text:list-item>
        <text:list-item>
          <text:p text:style-name="P7">Emplear herramientas de desarrollo, lenguajes y componentes visuales, siguiendo las especificaciones y verificando interactividad y usabilidad, para desarrollar interfaces gráficos de usuario en aplicaciones multiplataforma.</text:p>
        </text:list-item>
        <text:list-item>
          <text:p text:style-name="P7"><text:soft-page-break/>Establecer vías eficaces de relación profesional y comunicación con sus superiores, compañeros y subordinados, respetando la autonomía y competencias de las distintas personas.</text:p>
        </text:list-item>
        <text:list-item>
          <text:p text:style-name="P7">Mantener el espíritu de innovación y actualización en el ámbito de su trabajo para adaptarse a los cambios tecnológicos y organizativos de su entorno profesional.</text:p>
          <text:p text:style-name="P7"/>
        </text:list-item>
      </text:list>
      <text:p text:style-name="P2">Concepto de entorno de desarrollo. Evolución histórica. </text:p>
      <text:p text:style-name="P3">1.-Evolución Histórica.</text:p>
      <text:p text:style-name="P2">Funciones de un entorno de desarrollo.</text:p>
      <text:p text:style-name="P2">Entornos integrados libres y propietarios.</text:p>
      <text:p text:style-name="P2">Componentes <text:s/>de entornos de desarrollo.</text:p>
      <text:p text:style-name="P5">Instalación de entornos integrados de desarrollo. </text:p>
      <text:p text:style-name="Standard">JRE = JVM + Required Library to run Application.</text:p>
      <text:p text:style-name="P5">JDK = JRE + Required Library to develop Java Application.</text:p>
      <text:p text:style-name="P5">Instalación de Eclipse.</text:p>
      <text:p text:style-name="P5">Instalación de NetBeans.</text:p>
      <text:p text:style-name="P5">Configuración y personalización de entornos de desarrollo.</text:p>
      <text:p text:style-name="P5">Gestión de módulos. </text:p>
      <text:p text:style-name="P5">7.1.- Añadir.</text:p>
      <text:p text:style-name="P5">7.2.- Eliminar.</text:p>
      <text:p text:style-name="P5">7.3.- Funcionalidades.</text:p>
      <text:p text:style-name="P5">7.4.- Herramientas concretas.</text:p>
      <text:p text:style-name="P5">Uso básico de entornos de desarrollo. </text:p>
      <text:p text:style-name="P5">8.1.- Edición de programas.</text:p>
      <text:p text:style-name="P5">8.2.- Generación de ejecutables.</text:p>
      <text:p text:style-name="P5">Actualización y mantenimiento de entornos de desarroll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cm" fo:margin-right="0cm" fo:margin-top="0.212cm" fo:margin-bottom="0.212cm" fo:line-height="150%" fo:text-align="justify" style:justify-single-word="false" fo:orphans="2" fo:widows="2" fo:text-indent="1.251cm" style:auto-text-indent="false" style:writing-mode="lr-tb"/>
      <style:text-properties style:use-window-font-color="true" style:font-name="Times New Roman" fo:font-size="12pt" fo:language="es" fo:country="ES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mbria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fo:color="#17365d" style:font-name="Cambria" fo:font-size="26pt" fo:letter-spacing="0.009cm" fo:language="es" fo:country="ES" style:letter-kerning="true" style:font-size-asian="26pt" style:font-size-complex="2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a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a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a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a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a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es</meta:initial-creator>
    <meta:editing-cycles>5</meta:editing-cycles>
    <meta:creation-date>2019-09-10T09:46:00</meta:creation-date>
    <dc:date>2019-11-05T10:24:02.13</dc:date>
    <meta:editing-duration>PT3H16M3S</meta:editing-duration>
    <meta:generator>OpenOffice/4.1.6$Win32 OpenOffice.org_project/416m1$Build-9790</meta:generator>
    <meta:document-statistic meta:table-count="0" meta:image-count="0" meta:object-count="0" meta:page-count="2" meta:paragraph-count="49" meta:word-count="394" meta:character-count="283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